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1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2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</text:span><text:span text:style-name="T1">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Gauss e Integração por </text:span><text:span text:style-name="T13">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linear para escrever </text:span><text:span text:style-name="T13">valores nas faces em função de valores </text:span><text:span text:style-name="T13">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681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677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4" draw:text-style-name="P15" draw:layer="layout" svg:width="1.5cm" svg:height="0.962cm" svg:x="18.7cm" svg:y="2.038cm">
          <draw:text-box>
            <text:p text:style-name="P6"><text:span text:style-name="T15">(9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15" draw:layer="layout" svg:width="1.75cm" svg:height="0.962cm" svg:x="18.65cm" svg:y="3.644cm">
          <draw:text-box>
            <text:p text:style-name="P6"><text:span text:style-name="T15">(10)</text:span></text:p>
          </draw:text-box>
        </draw:frame>
        <draw:frame draw:style-name="gr46" draw:text-style-name="P15" draw:layer="layout" svg:width="1.75cm" svg:height="0.962cm" svg:x="18.65cm" svg:y="5.106cm">
          <draw:text-box>
            <text:p text:style-name="P6"><text:span text:style-name="T15">(11)</text:span></text:p>
          </draw:text-box>
        </draw:frame>
        <draw:frame draw:style-name="gr47" draw:text-style-name="P17" draw:layer="layout" svg:width="8cm" svg:height="0.962cm" svg:x="7.65cm" svg:y="7.606cm">
          <draw:text-box>
            <text:p text:style-name="P16"><text:span text:style-name="T16">Substituindo (6) em (9), temos:</text:span></text:p>
          </draw:text-box>
        </draw:frame>
        <draw:frame draw:style-name="gr48" draw:text-style-name="P17" draw:layer="layout" svg:width="8cm" svg:height="0.962cm" svg:x="7.65cm" svg:y="11.844cm">
          <draw:text-box>
            <text:p text:style-name="P16"><text:span text:style-name="T16">Substituindo (7) em (9), temos:</text:span></text:p>
          </draw:text-box>
        </draw:frame>
        <draw:frame draw:style-name="gr49" draw:text-style-name="P17" draw:layer="layout" svg:width="8cm" svg:height="0.962cm" svg:x="7.65cm" svg:y="16.144cm">
          <draw:text-box>
            <text:p text:style-name="P16"><text:span text:style-name="T16">Substituindo (8) em (9), temos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0" draw:text-style-name="P18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3" draw:text-style-name="P19" draw:layer="layout" svg:width="1.1cm" svg:height="0.725cm" svg:x="17.9cm" svg:y="7.875cm">
          <draw:text-box>
            <text:p text:style-name="P6"><text:span text:style-name="T17">b</text:span><text:span text:style-name="T18">p</text:span></text:p>
          </draw:text-box>
        </draw:frame>
        <draw:frame draw:style-name="gr54" draw:text-style-name="P19" draw:layer="layout" svg:width="1.1cm" svg:height="0.725cm" svg:x="21.5cm" svg:y="12cm">
          <draw:text-box>
            <text:p text:style-name="P6"><text:span text:style-name="T17">b</text:span><text:span text:style-name="T18">p</text:span></text:p>
          </draw:text-box>
        </draw:frame>
        <draw:frame draw:style-name="gr55" draw:text-style-name="P19" draw:layer="layout" svg:width="1.1cm" svg:height="0.725cm" svg:x="21.65cm" svg:y="16.275cm">
          <draw:text-box>
            <text:p text:style-name="P6"><text:span text:style-name="T17">b</text:span><text:span text:style-name="T18">p</text:span></text:p>
          </draw:text-box>
        </draw:frame>
      </draw:page>
      <draw:page draw:name="page7" draw:style-name="dp2" draw:master-page-name="Default">
        <draw:frame draw:style-name="gr9" draw:text-style-name="P8" draw:layer="layout" svg:width="12.934cm" svg:height="0.812cm" svg:x="8.811cm" svg:y="4.7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6" draw:text-style-name="P17" draw:layer="layout" svg:width="10.5cm" svg:height="2.015cm" svg:x="8.5cm" svg:y="1.823cm">
          <draw:text-box>
            <text:p text:style-name="P16"><text:span text:style-name="T16">S</text:span><text:span text:style-name="T16">ub</text:span><text:span text:style-name="T16">sti</text:span><text:span text:style-name="T16">tui</text:span><text:span text:style-name="T16">nd</text:span><text:span text:style-name="T16">o </text:span><text:span text:style-name="T16">(1</text:span><text:span text:style-name="T16">0) </text:span><text:span text:style-name="T16">e </text:span><text:span text:style-name="T16">(1</text:span><text:span text:style-name="T16">1) </text:span><text:span text:style-name="T16">e</text:span><text:span text:style-name="T16">m </text:span><text:span text:style-name="T16">(9</text:span><text:span text:style-name="T16">), </text:span><text:span text:style-name="T16">e </text:span><text:span text:style-name="T16">re</text:span><text:span text:style-name="T16">ar</text:span><text:span text:style-name="T16">ra</text:span><text:span text:style-name="T16">nj</text:span><text:span text:style-name="T16">an</text:span><text:span text:style-name="T16">do </text:span><text:span text:style-name="T16">os </text:span><text:span text:style-name="T16">te</text:span><text:span text:style-name="T16">r</text:span><text:span text:style-name="T16">m</text:span><text:span text:style-name="T16">os </text:span><text:span text:style-name="T16">de </text:span><text:span text:style-name="T16">fo</text:span><text:span text:style-name="T16">r</text:span><text:span text:style-name="T16">m</text:span><text:span text:style-name="T16">a </text:span><text:span text:style-name="T16">m</text:span><text:span text:style-name="T16">ai</text:span><text:span text:style-name="T16">s </text:span><text:span text:style-name="T16">co</text:span><text:span text:style-name="T16">nv</text:span><text:span text:style-name="T16">en</text:span><text:span text:style-name="T16">ie</text:span><text:span text:style-name="T16">nt</text:span><text:span text:style-name="T16">e, </text:span><text:span text:style-name="T16">te</text:span><text:span text:style-name="T16">m</text:span><text:span text:style-name="T16">os</text:span><text:span text:style-name="T16">:</text:span></text:p>
          </draw:text-box>
        </draw:frame>
        <draw:frame draw:style-name="gr9" draw:text-style-name="P8" draw:layer="layout" svg:width="10.656cm" svg:height="0.812cm" svg:x="8.844cm" svg:y="7.4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9T16:31:18.261709968</dc:date>
    <meta:editing-duration>PT16H51M44S</meta:editing-duration>
    <meta:editing-cycles>101</meta:editing-cycles>
    <meta:generator>LibreOffice/24.2.7.2$Linux_X86_64 LibreOffice_project/420$Build-2</meta:generator>
    <meta:document-statistic meta:object-count="209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_{P} 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i>E</mi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P</mi>
        </msub>
        <mo stretchy="false">−</mo>
        <msub>
          <mi>a</mi>
          <mi>D</mi>
        </msub>
      </mrow>
      <mn>.</mn>
      <mrow>
        <msub>
          <mi>ϕ</mi>
          <mi>D</mi>
        </msub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-a_{E} . %phi_{E} + (a_{D} + a_{E} + F_{P}) . %phi_{P} -a_{D} . %phi_{D} = c_{ %phi }.F_{ %phi } + c_{P}.F_{P}</annotation>
  </semantics>
</math>
</file>

<file path=Object 28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n</mi>
        </msub>
        <mo stretchy="false">−</mo>
        <msub>
          <mi>a</mi>
          <mi>D</mi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} . %phi_{n-1} + (a_{D} + a_{E} + F_{P}) . %phi_{n} -a_{D} . %phi_{n+1} = b_{n} 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